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nux Biolinum O" fo:language="fr" fo:country="FR" officeooo:rsid="001d0e5a" officeooo:paragraph-rsid="001d0e5a"/>
    </style:style>
    <style:style style:name="P2" style:family="paragraph" style:parent-style-name="Standard">
      <style:text-properties style:font-name="Linux Biolinum O" fo:language="fr" fo:country="FR" officeooo:rsid="001f6e74" officeooo:paragraph-rsid="0024b9c0"/>
    </style:style>
    <style:style style:name="P3" style:family="paragraph" style:parent-style-name="Standard">
      <style:text-properties style:font-name="Linux Biolinum O" fo:language="fr" fo:country="FR" officeooo:rsid="0024b9c0" officeooo:paragraph-rsid="0024b9c0"/>
    </style:style>
    <style:style style:name="P4" style:family="paragraph" style:parent-style-name="Standard">
      <style:text-properties style:font-name="Linux Biolinum O" fo:language="fr" fo:country="FR" officeooo:rsid="00258802" officeooo:paragraph-rsid="00258802"/>
    </style:style>
    <style:style style:name="P5" style:family="paragraph" style:parent-style-name="Standard">
      <style:text-properties style:font-name="Linux Biolinum O" fo:language="fr" fo:country="FR" officeooo:rsid="0025edf5" officeooo:paragraph-rsid="0025edf5"/>
    </style:style>
    <style:style style:name="P6" style:family="paragraph" style:parent-style-name="Heading_20_1">
      <style:text-properties style:font-name="Linux Biolinum O"/>
    </style:style>
    <style:style style:name="P7" style:family="paragraph" style:parent-style-name="Heading_20_1">
      <style:text-properties style:font-name="Linux Biolinum O" fo:language="fr" fo:country="FR"/>
    </style:style>
    <style:style style:name="P8" style:family="paragraph" style:parent-style-name="Title">
      <style:text-properties style:font-name="Linux Biolinum O" fo:language="fr" fo:country="FR"/>
    </style:style>
    <style:style style:name="T1" style:family="text">
      <style:text-properties officeooo:rsid="0020f8c6"/>
    </style:style>
    <style:style style:name="T2" style:family="text">
      <style:text-properties officeooo:rsid="0024b9c0"/>
    </style:style>
    <style:style style:name="T3" style:family="text">
      <style:text-properties officeooo:rsid="0025edf5"/>
    </style:style>
    <style:style style:name="T4" style:family="text">
      <style:text-properties officeooo:rsid="002657f6"/>
    </style:style>
    <style:style style:name="T5" style:family="text">
      <style:text-properties officeooo:rsid="002820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nception et développement de la première version d’un annuaire des services</text:p>
      <text:p text:style-name="P1"/>
      <text:h text:style-name="P7" text:outline-level="1">Introduction</text:h>
      <text:p text:style-name="P2"><text:span text:style-name="T2">What is microservices ? -» service discovery &amp; service registry</text:span></text:p>
      <text:p text:style-name="P3">What is service discovery and service registry ?</text:p>
      <text:p text:style-name="P3">The project of service registry ? Objectif ? technology stack ?</text:p>
      <text:p text:style-name="P3">Structure of article</text:p>
      <text:p text:style-name="P3"/>
      <text:p text:style-name="P2">L’un des challenges des architecture <text:span text:style-name="T1">à base de microservices</text:span></text:p>
      <text:h text:style-name="P7" text:outline-level="1">Conception</text:h>
      <text:p text:style-name="P4">Architecture global -» diagram use case -» diagram class -» diagram sequance</text:p>
      <text:p text:style-name="P1"/>
      <text:h text:style-name="P7" text:outline-level="1">Développement</text:h>
      <text:p text:style-name="P4">Language Go <text:span text:style-name="T5">(Why)</text:span> -» used package go http -» connection of db</text:p>
      <text:p text:style-name="P4"/>
      <text:h text:style-name="P6" text:outline-level="1">Déploiement</text:h>
      <text:p text:style-name="P4"><text:span text:style-name="T5">Container -» </text:span>Docker<text:span text:style-name="T5">(why)</text:span> -» <text:span text:style-name="T3">structure of deployment</text:span></text:p>
      <text:p text:style-name="P4"/>
      <text:h text:style-name="P6" text:outline-level="1">Conclusion</text:h>
      <text:p text:style-name="P5">Result of project</text:p>
      <text:p text:style-name="P5">Future <text:span text:style-name="T4">w</text:span>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" svg:font-family="Lato" style:font-pitch="variable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3:31:53.331202288</meta:creation-date>
    <dc:date>2019-01-23T16:38:20.372551676</dc:date>
    <meta:editing-duration>P4DT22H39M24S</meta:editing-duration>
    <meta:editing-cycles>9</meta:editing-cycles>
    <meta:generator>LibreOffice/6.0.6.2$Linux_X86_64 LibreOffice_project/00m0$Build-2</meta:generator>
    <meta:document-statistic meta:table-count="0" meta:image-count="0" meta:object-count="0" meta:page-count="1" meta:paragraph-count="16" meta:word-count="93" meta:character-count="603" meta:non-whitespace-character-count="526"/>
  </office:meta>
</office:document-meta>
</file>